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Georgia"/>
    </style:style>
    <style:style style:name="P3" style:family="paragraph" style:parent-style-name="Standard">
      <style:text-properties style:font-name="Georgia" fo:font-size="14pt" fo:font-weight="bold" style:font-size-asian="14pt" style:font-weight-asian="bold" style:font-size-complex="14pt"/>
    </style:style>
    <style:style style:name="P4" style:family="paragraph" style:parent-style-name="Standard">
      <style:text-properties style:font-name="Georgia" fo:font-weight="bold" style:font-weight-asian="bold"/>
    </style:style>
    <style:style style:name="P5" style:family="paragraph" style:parent-style-name="Standard">
      <style:paragraph-properties fo:margin-left="0.5in" fo:margin-right="0in" fo:text-align="center" style:justify-single-word="false" fo:text-indent="0in" style:auto-text-indent="false">
        <style:tab-stops/>
      </style:paragraph-properties>
      <style:text-properties style:font-name="Georgia" fo:font-weight="bold" style:font-weight-asian="bold"/>
    </style:style>
    <style:style style:name="P6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style:font-name="Georgia"/>
    </style:style>
    <style:style style:name="P7" style:family="paragraph" style:parent-style-name="Standard">
      <style:paragraph-properties fo:margin-left="0.5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1.5in" fo:margin-right="0in" fo:text-indent="0in" style:auto-text-indent="false">
        <style:tab-stops/>
      </style:paragraph-properties>
      <style:text-properties style:font-name="Georgia"/>
    </style:style>
    <style:style style:name="P9" style:family="paragraph" style:parent-style-name="Standard">
      <style:paragraph-properties fo:margin-left="1in" fo:margin-right="0in" fo:text-indent="0in" style:auto-text-indent="false">
        <style:tab-stops/>
      </style:paragraph-properties>
      <style:text-properties style:font-name="Georgia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eorgia"/>
    </style:style>
    <style:style style:name="P11" style:family="paragraph" style:parent-style-name="Standard" style:list-style-name="WW8Num5"/>
    <style:style style:name="P12" style:family="paragraph" style:parent-style-name="Standard" style:list-style-name="WW8Num5">
      <style:text-properties style:font-name="Georgia" fo:font-weight="bold" style:font-weight-asian="bold" style:font-weight-complex="bold"/>
    </style:style>
    <style:style style:name="P13" style:family="paragraph" style:parent-style-name="Standard" style:list-style-name="WW8Num5">
      <style:text-properties style:font-name="Georgia" fo:font-weight="bold" style:font-weight-asian="bold"/>
    </style:style>
    <style:style style:name="P14" style:family="paragraph" style:parent-style-name="Standard" style:list-style-name="WW8Num5">
      <style:text-properties style:font-name="Georgia"/>
    </style:style>
    <style:style style:name="P15" style:family="paragraph" style:parent-style-name="Standard" style:list-style-name="WW8Num5">
      <style:text-properties style:font-name="Georgia" fo:font-weight="normal" style:font-weight-asian="normal" style:font-weight-complex="normal"/>
    </style:style>
    <style:style style:name="P16" style:family="paragraph" style:parent-style-name="Standard" style:list-style-name="WW8Num5">
      <style:paragraph-properties fo:margin-left="0in" fo:margin-right="0in" fo:text-indent="0in" style:auto-text-indent="false">
        <style:tab-stops/>
      </style:paragraph-properties>
      <style:text-properties style:font-name="Georgia"/>
    </style:style>
    <style:style style:name="P17" style:family="paragraph" style:parent-style-name="Standard">
      <style:paragraph-properties fo:margin-left="1in" fo:margin-right="0in" fo:text-indent="0in" style:auto-text-indent="false">
        <style:tab-stops/>
      </style:paragraph-properties>
      <style:text-properties style:font-name="Georgia"/>
    </style:style>
    <style:style style:name="T1" style:family="text">
      <style:text-properties style:font-name="Georgia"/>
    </style:style>
    <style:style style:name="T2" style:family="text">
      <style:text-properties style:font-name="Georgia" fo:font-size="14pt" fo:font-weight="bold" style:font-size-asian="14pt" style:font-weight-asian="bold" style:font-size-complex="14pt"/>
    </style:style>
    <style:style style:name="T3" style:family="text">
      <style:text-properties style:font-name="Georgia" fo:font-weight="bold" style:font-weight-asian="bold"/>
    </style:style>
    <style:style style:name="T4" style:family="text">
      <style:text-properties style:font-name="Georgia" fo:font-weight="bold" style:font-weight-asian="bold" style:font-weight-complex="bold"/>
    </style:style>
    <style:style style:name="T5" style:family="text">
      <style:text-properties style:font-name="Georgia" style:text-underline-style="none"/>
    </style:style>
    <style:style style:name="T6" style:family="text">
      <style:text-properties style:font-name="Georgia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<text:span text:style-name="Default_20_Paragraph_20_Font"><text:span text:style-name="T2">Step For </text:span></text:span><text:span text:style-name="Default_20_Paragraph_20_Font"><text:span text:style-name="T2">Configure Pool</text:span></text:span><text:span text:style-name="Default_20_Paragraph_20_Font"><text:span text:style-name="T2"> &amp;</text:span></text:span><text:span text:style-name="Default_20_Paragraph_20_Font"><text:span text:style-name="T2"> Spa on Raspberry Pi</text:span></text:span></text:p>
      <text:p text:style-name="P3"/>
      <text:list xml:id="list4295258944999277926" text:style-name="WW8Num5">
        <text:list-item text:start-value="1">
          <text:p text:style-name="P12">Install Apache</text:p>
          <text:list>
            <text:list-item>
              <text:p text:style-name="P14">Open Terminal type below commands</text:p>
              <text:list>
                <text:list-item>
                  <text:p text:style-name="P14">“sudo apt-get update”</text:p>
                </text:list-item>
                <text:list-item>
                  <text:p text:style-name="P14">“sudo apt-get install apache2 apache2-doc apache2-utils”</text:p>
                </text:list-item>
                <text:list-item>
                  <text:p text:style-name="P11"><text:span text:style-name="Default_20_Paragraph_20_Font"><text:span text:style-name="T1">“sudo restart apache2” </text:span></text:span><text:span text:style-name="Default_20_Paragraph_20_Font"><text:span text:style-name="T3">OR</text:span></text:span><text:span text:style-name="Default_20_Paragraph_20_Font"><text:span text:style-name="T1"> “sudo service apache2 restart”</text:span></text:span></text:p>
                </text:list-item>
              </text:list>
            </text:list-item>
          </text:list>
        </text:list-item>
      </text:list>
      <text:p text:style-name="P2"/>
      <text:list xml:id="list36628698" text:continue-numbering="true" text:style-name="WW8Num5">
        <text:list-item>
          <text:p text:style-name="P12">Install PHP</text:p>
          <text:list>
            <text:list-item>
              <text:p text:style-name="P14">Open Terminal and run below command</text:p>
              <text:list>
                <text:list-item>
                  <text:p text:style-name="P14">“sudo apt-get install libapache2-mod-php5 php5 php-pear php5-xcache”</text:p>
                </text:list-item>
              </text:list>
            </text:list-item>
          </text:list>
        </text:list-item>
      </text:list>
      <text:p text:style-name="P2"/>
      <text:list xml:id="list36630106" text:continue-numbering="true" text:style-name="WW8Num5">
        <text:list-item>
          <text:p text:style-name="P12">Install MySql</text:p>
          <text:list>
            <text:list-item>
              <text:p text:style-name="P14">Open Terminal and run below command</text:p>
              <text:list>
                <text:list-item>
                  <text:p text:style-name="P14">“sudo apt-get install php5-mysql”</text:p>
                </text:list-item>
                <text:list-item>
                  <text:p text:style-name="P14">“sudo apt-get install mysql-server mysql-client”</text:p>
                </text:list-item>
              </text:list>
            </text:list-item>
          </text:list>
        </text:list-item>
      </text:list>
      <text:p text:style-name="P2"/>
      <text:p text:style-name="P5">OR</text:p>
      <text:p text:style-name="P5"/>
      <text:p text:style-name="P6">Refer this link for installing Apache, PHP, MySql</text:p>
      <text:p text:style-name="P7"><text:span text:style-name="Default_20_Paragraph_20_Font"><text:span text:style-name="T1">URL: </text:span></text:span><text:a xlink:type="simple" xlink:href="http://www.raspipress.com/2012/09/tutorial-install-apache-php-and-mysql-on-raspberry-pi/" office:target-frame-name="_top" xlink:show="replace" text:style-name="Internet_20_link" text:visited-style-name="Visited_20_Internet_20_Link"><text:span text:style-name="Internet_20_link"><text:span text:style-name="T1">http://www.raspipress.com/2012/09/tutorial-install-apache-php-and-mysql-on-raspberry-pi/</text:span></text:span></text:a></text:p>
      <text:p text:style-name="P6"/>
      <text:p text:style-name="P2"/>
      <text:list xml:id="list36652676" text:continue-numbering="true" text:style-name="WW8Num5">
        <text:list-item>
          <text:p text:style-name="P12">Install Curl and sockets extensions (which is required)</text:p>
          <text:list>
            <text:list-item>
              <text:p text:style-name="P14">Open Terminal type below commands</text:p>
              <text:list>
                <text:list-item>
                  <text:p text:style-name="P14">“sudo apt-get install php5-curl”</text:p>
                </text:list-item>
                <text:list-item>
                  <text:p text:style-name="P11"><text:span text:style-name="Default_20_Paragraph_20_Font"><text:span text:style-name="T1">“./configure --enable-sockets --with-sockets” </text:span></text:span><text:span text:style-name="Default_20_Paragraph_20_Font"><text:span text:style-name="T3">OR</text:span></text:span><text:span text:style-name="Default_20_Paragraph_20_Font"><text:span text:style-name="T1"> “sudo apt-get install php-common”</text:span></text:span></text:p>
                </text:list-item>
                <text:list-item>
                  <text:p text:style-name="P14">“sudo restart apache2” <text:s/>“sudo service apache2 restart”</text:p>
                </text:list-item>
              </text:list>
            </text:list-item>
          </text:list>
        </text:list-item>
      </text:list>
      <text:p text:style-name="P8"><text:s/></text:p>
      <text:list xml:id="list36655176" text:continue-numbering="true" text:style-name="WW8Num5">
        <text:list-item>
          <text:p text:style-name="P12">Install PhpMyAdmin</text:p>
        </text:list-item>
      </text:list>
      <text:p text:style-name="P6"/>
      <text:p text:style-name="P6">Refer below link to install PhpMyAdmin on Raspberry Pi machine.</text:p>
      <text:p text:style-name="P6"/>
      <text:p text:style-name="P7"><text:span text:style-name="Default_20_Paragraph_20_Font"><text:span text:style-name="T1">URL: </text:span></text:span><text:a xlink:type="simple" xlink:href="http://www.raspipress.com/2012/09/tutorial-install-phpmyadmin-on-your-raspberry-pi/" office:target-frame-name="_top" xlink:show="replace" text:style-name="Internet_20_link" text:visited-style-name="Visited_20_Internet_20_Link"><text:span text:style-name="Internet_20_link"><text:span text:style-name="T1">http://www.raspipress.com/2012/09/tutorial-install-phpmyadmin-on-your-raspberry-pi/</text:span></text:span></text:a></text:p>
      <text:p text:style-name="P7"><text:span text:style-name="Internet_20_link"><text:span text:style-name="T5"><text:tab/></text:span></text:span><text:span text:style-name="Internet_20_link"><text:span text:style-name="T5"><text:tab/></text:span></text:span><text:span text:style-name="Internet_20_link"><text:span text:style-name="T5"><text:tab/></text:span></text:span><text:span text:style-name="Internet_20_link"><text:span text:style-name="T5"><text:tab/></text:span></text:span><text:span text:style-name="Internet_20_link"><text:span text:style-name="T5"> <text:s/></text:span></text:span><text:span text:style-name="Default_20_Paragraph_20_Font"><text:span text:style-name="T4">OR</text:span></text:span></text:p>
      <text:p text:style-name="P6"/>
      <text:list xml:id="list36657073" text:continue-numbering="true" text:style-name="WW8Num5">
        <text:list-item>
          <text:list>
            <text:list-item>
              <text:p text:style-name="P14">sudo apt-get install phpmyadmin</text:p>
            </text:list-item>
            <text:list-item>
              <text:p text:style-name="P14">Select apache2</text:p>
            </text:list-item>
            <text:list-item>
              <text:p text:style-name="P14">phpmyadmin with dbconfig-common YES</text:p>
            </text:list-item>
            <text:list-item>
              <text:p text:style-name="P14">Type password 'raspberry' when asked</text:p>
            </text:list-item>
            <text:list-item>
              <text:p text:style-name="P14">sudo nano /etc/apache2/apache2.conf</text:p>
            </text:list-item>
            <text:list-item>
              <text:p text:style-name="P14">Press ctrl + V Till end of page</text:p>
            </text:list-item>
            <text:list-item>
              <text:p text:style-name="P14"><text:soft-page-break/>Insert At last 'Include /etc/phpmyadmin/apache.conf'</text:p>
            </text:list-item>
            <text:list-item>
              <text:p text:style-name="P14">Press ctrl + X and enter Y</text:p>
            </text:list-item>
            <text:list-item>
              <text:p text:style-name="P14">sudo service apache2 restart</text:p>
            </text:list-item>
          </text:list>
        </text:list-item>
      </text:list>
      <text:p text:style-name="P2"/>
      <text:list xml:id="list36634903" text:continue-numbering="true" text:style-name="WW8Num5">
        <text:list-item>
          <text:p text:style-name="P11"><text:span text:style-name="Default_20_Paragraph_20_Font"><text:span text:style-name="T3">Assinged 777 Permission to WWW folder</text:span></text:span></text:p>
          <text:list>
            <text:list-item>
              <text:p text:style-name="P14">Assigned 777 (read /write/ delete) permission to www folder using following command</text:p>
            </text:list-item>
          </text:list>
        </text:list-item>
      </text:list>
      <text:p text:style-name="P9">sudo chmod -R 777 <text:s/>/var/www<text:tab/></text:p>
      <text:p text:style-name="P2"/>
      <text:list xml:id="list36633844" text:continue-numbering="true" text:style-name="WW8Num5">
        <text:list-item>
          <text:p text:style-name="P11"><text:span text:style-name="Default_20_Paragraph_20_Font"><text:span text:style-name="T3">Files for <text:s/>Get sensor Temperatures and Ip Change Functionality</text:span></text:span></text:p>
          <text:list>
            <text:list-item>
              <text:p text:style-name="P14">Download updated get_temp and_IP_change <text:s/>code from 'https://github.com/sandeepnetwin/get_temp_and_IP_change'</text:p>
            </text:list-item>
            <text:list-item>
              <text:p text:style-name="P14">Copy <text:s/>this <text:s/>2 files (get_temp.php and ipchange.php) <text:s/>from download to /var/www/</text:p>
            </text:list-item>
          </text:list>
        </text:list-item>
      </text:list>
      <text:p text:style-name="P9">sudo cp -r /home/pi/Downloads/relayboard /var/www/</text:p>
      <text:p text:style-name="P9">or <text:s text:c="2"/>directly copy pest.</text:p>
      <text:list xml:id="list36650089" text:continue-numbering="true" text:style-name="WW8Num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6"><text:s/><text:tab/> <text:s text:c="5"/>c. <text:s/>added the following code to the /boot/config.txt file: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6"><text:s/><text:tab/><text:tab/>dtoverlay=w1-gpio,gpiopin=18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6"><text:s/><text:tab/> <text:s text:c="5"/>d.<text:tab/>Command prompt commands to check to see if temperatures are being <text:tab/><text:tab/>read.</text:p>
                                              <text:p text:style-name="P16"><text:s/><text:tab/> <text:s text:c="5"/><text:tab/>pi@raspberrypi ~ $ sudo modprobe w1_gpio gpiopin=18</text:p>
                                              <text:p text:style-name="P16"><text:s/><text:tab/><text:tab/>pi@raspberrypi ~ $ sudo modprobe w1_therm</text:p>
                                              <text:p text:style-name="P16"><text:s/><text:tab/><text:tab/>pi@raspberrypi ~ $ cd /sys/bus/w1/devices</text:p>
                                              <text:p text:style-name="P16"><text:s/><text:tab/><text:tab/>pi@raspberrypi ~ $ ls</text:p>
                                              <text:p text:style-name="P16"><text:s/><text:tab/><text:tab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  <text:p text:style-name="P16"><text:s/><text:tab/><text:tab/>Following youtube url will be useful for reference.</text:p>
              <text:list text:continue-numbering="true">
                <text:list-header>
                  <text:p text:style-name="P16"><text:s text:c="24"/><text:a xlink:type="simple" xlink:href="https://www.youtube.com/watch?v=pamZ8EyXUCU" text:style-name="Internet_20_link" text:visited-style-name="Visited_20_Internet_20_Link">https://www.youtube.com/watch?v=pamZ8EyXUCU</text:a></text:p>
                  <text:p text:style-name="P16"><text:s text:c="2"/><text:tab/> <text:s text:c="11"/><text:a xlink:type="simple" xlink:href="https://www.youtube.com/watch?v=4OyJVDhoN0A" text:style-name="Internet_20_link" text:visited-style-name="Visited_20_Internet_20_Link">https://www.youtube.com/watch?v=4OyJVDhoN0A</text:a></text:p>
                  <text:p text:style-name="P16"/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6"><text:s/><text:tab/><text:tab/></text:p>
                                              <text:p text:style-name="P16"><text:s/><text:tab/> <text:s text:c="4"/>e. <text:s text:c="2"/>Device will be listed beginning with a 28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9"/>
      <text:list xml:id="list36655970" text:continue-numbering="true" text:style-name="WW8Num5">
        <text:list-item>
          <text:p text:style-name="P11"><text:span text:style-name="Default_20_Paragraph_20_Font"><text:span text:style-name="T3"><text:s/>Ip Change Functionality</text:span></text:span></text:p>
          <text:list>
            <text:list-item>
              <text:p text:style-name="P14">Download updated get_temp and_IP_change <text:s/>code from 'https://github.com/sandeepnetwin/get_temp_and_IP_change'</text:p>
            </text:list-item>
            <text:list-item>
              <text:p text:style-name="P14">copy ipchange.php file on <text:s/>/var/www/ipchange.php </text:p>
            </text:list-item>
            <text:list-item>
              <text:p text:style-name="P14">open ipchange file enter <text:span text:style-name="T7">apache port number,property number and ospi prot number.</text:span></text:p>
            </text:list-item>
            <text:list-item>
              <text:p text:style-name="P15">Set cronjob for ipchange.php file </text:p>
            </text:list-item>
            <text:list-item>
              <text:p text:style-name="P15">like <text:s/>*/5 <text:s/>* <text:s/>* <text:s/>* <text:s/>* <text:s/>php /var/www/ipchange.php</text:p>
              <text:p text:style-name="P14"/>
            </text:list-item>
          </text:list>
        </text:list-item>
        <text:list-item>
          <text:p text:style-name="P11"><text:span text:style-name="Default_20_Paragraph_20_Font"><text:span text:style-name="T3">How to set cron job</text:span></text:span></text:p>
          <text:list>
            <text:list-item>
              <text:p text:style-name="P14">enter command <text:s/>like</text:p>
            </text:list-item>
          </text:list>
        </text:list-item>
      </text:list>
      <text:p text:style-name="P9">crontab -e</text:p>
      <text:list xml:id="list36635436" text:continue-numbering="true" text:style-name="WW8Num5">
        <text:list-item>
          <text:list>
            <text:list-item>
              <text:p text:style-name="P14">Press ctrl + V Till end of page</text:p>
            </text:list-item>
            <text:list-item>
              <text:p text:style-name="P14">then insert cron command with file name like</text:p>
            </text:list-item>
            <text:list-item>
              <text:p text:style-name="P14">* * * * * php /var/www/phpfile name</text:p>
            </text:list-item>
            <text:list-item>
              <text:p text:style-name="P14"><text:soft-page-break/>Set cron job command for ipchange file using following command</text:p>
            </text:list-item>
          </text:list>
        </text:list-item>
      </text:list>
      <text:p text:style-name="P9">*/5 * * * * <text:s/>php <text:s/>/var/www/ipchange.php</text:p>
      <text:p text:style-name="P9"/>
      <text:p text:style-name="P9"/>
      <text:p text:style-name="P9"/>
      <text:list xml:id="list36632498" text:continue-numbering="true" text:style-name="WW8Num5">
        <text:list-item>
          <text:p text:style-name="P11"><text:span text:style-name="Default_20_Paragraph_20_Font"><text:span text:style-name="T3">Set Offline poolspa <text:s/>web portal</text:span></text:span></text:p>
          <text:list>
            <text:list-item>
              <text:p text:style-name="P14">Download updated offline poolspa <text:s/>code from 'https://github.com/sandeepnetwin/offline_poolspa'</text:p>
            </text:list-item>
            <text:list-item>
              <text:p text:style-name="P14">Extract it and rename it from 'offline_poolspa-master' to 'offline_poolspa'.</text:p>
            </text:list-item>
            <text:list-item>
              <text:p text:style-name="P14">Copy it from download to /var/www/'.</text:p>
            </text:list-item>
            <text:list-item>
              <text:p text:style-name="P14">cp -r /home/pi/Downloads/offline_poolspa /var/www/ or copy pest through mouse click.</text:p>
            </text:list-item>
            <text:list-item>
              <text:p text:style-name="P14">open browser and hit url using your local ip address like <text:s/>http://YOUER LOCAL IP/offline_poolspa</text:p>
            </text:list-item>
          </text:list>
        </text:list-item>
      </text:list>
      <text:p text:style-name="P2"/>
      <text:p text:style-name="P2"><text:tab/></text:p>
      <text:list xml:id="list36645038" text:continue-numbering="true" text:style-name="WW8Num5">
        <text:list-item>
          <text:p text:style-name="P11"><text:span text:style-name="Default_20_Paragraph_20_Font"><text:span text:style-name="T3">Restart <text:s/>Raspberrypi Device. <text:s/>When Device does not responding <text:s/>since last 1 hr or grater than.</text:span></text:span></text:p>
          <text:list>
            <text:list-item>
              <text:p text:style-name="P14">Download updated ss_pool_spa <text:s/>code from 'https://github.com/sandeepnetwin/ss_pool_spa'</text:p>
            </text:list-item>
            <text:list-item>
              <text:p text:style-name="P14">Extract it and rename it from 'ss_pool_spa-master' to 'ss_pool_spa'.</text:p>
            </text:list-item>
            <text:list-item>
              <text:p text:style-name="P14">Copy it from download to /var/www/'.</text:p>
            </text:list-item>
            <text:list-item>
              <text:p text:style-name="P14">cp -r /home/pi/Downloads/offline_poolspa /var/www/ or copy pest through mouse click.</text:p>
            </text:list-item>
            <text:list-item>
              <text:p text:style-name="P14">Open file path like <text:s/>/var/www/ss_pool_spa/restart_system.php <text:s text:c="8"/>insert your ospi port number like 8080 </text:p>
            </text:list-item>
            <text:list-item>
              <text:p text:style-name="P14">Open phpmyadmin and <text:s/>create new table “<text:span text:style-name="T7">ss_pool_spa</text:span>”</text:p>
            </text:list-item>
            <text:list-item>
              <text:p text:style-name="P14">Import sql file which present on /var/www/ss_pool_spa/db folder.</text:p>
            </text:list-item>
            <text:list-item>
              <text:p text:style-name="P14">Set cron job <text:s/>using following command </text:p>
              <text:p text:style-name="P14">pi@raspberrypi ~ $ <text:s/>crontab -e</text:p>
            </text:list-item>
            <text:list-item>
              <text:p text:style-name="P14">Press ctrl + V Till end of page</text:p>
            </text:list-item>
            <text:list-item>
              <text:p text:style-name="P14">then insert cron command with file name like</text:p>
            </text:list-item>
            <text:list-item>
              <text:p text:style-name="P14">*/5 * <text:s/>* * * <text:s/>php <text:s/>/var/www/ss_pool_spa/restart_system.php </text:p>
              <text:p text:style-name="P14"/>
            </text:list-item>
          </text:list>
        </text:list-item>
      </text:list>
      <text:p text:style-name="P4"/>
      <text:list xml:id="list36625282" text:continue-numbering="true" text:style-name="WW8Num5">
        <text:list-item>
          <text:p text:style-name="P11"><text:span text:style-name="Default_20_Paragraph_20_Font"><text:span text:style-name="T3">Restart Raspberrypi Network. When Network is slow. </text:span></text:span></text:p>
          <text:list>
            <text:list-item>
              <text:p text:style-name="P14">Download updated <text:s text:c="2"/>code from 'https://github.com/sandeepnetwin/Documents_for_raspberry/'</text:p>
            </text:list-item>
            <text:list-item>
              <text:p text:style-name="P11"><text:span text:style-name="T1">Extract it and copy <text:s/></text:span><text:span text:style-name="T4">checknetwork.sh <text:s/></text:span><text:span text:style-name="T6">and pest into </text:span><text:span text:style-name="T4">/usr/local/bin/</text:span><text:span text:style-name="T6"> </text:span></text:p>
            </text:list-item>
            <text:list-item>
              <text:p text:style-name="P14">Set cronjob </text:p>
            </text:list-item>
            <text:list-item>
              <text:p text:style-name="P14">*/5 * * * * /usr/bin/sudo -H /usr/local/bin/checkwifi.sh &gt;&gt; /dev/null 2&gt;&amp;1</text:p>
            </text:list-item>
          </text:list>
        </text:list-item>
      </text:list>
      <text:p text:style-name="P2"/>
      <text:list xml:id="list36625769" text:continue-numbering="true" text:style-name="WW8Num5">
        <text:list-item>
          <text:p text:style-name="P11"><text:span text:style-name="Default_20_Paragraph_20_Font"><text:span text:style-name="T3">Change Apache Port Number. </text:span></text:span></text:p>
          <text:list>
            <text:list-item>
              <text:p text:style-name="P14">Open port.conf file</text:p>
            </text:list-item>
            <text:list-item>
              <text:p text:style-name="P14">sudo gedit /etc/apache2/ports.conf <text:s/>OR sudo nano /etc/apache2/ports.conf</text:p>
            </text:list-item>
            <text:list-item>
              <text:p text:style-name="P14"><text:soft-page-break/>ports.conf file open then change 80 to 82 (any port number you want). &amp; save the file.</text:p>
              <text:p text:style-name="P14"/>
              <text:p text:style-name="P14"/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Lucida Sans Unicode" style:font-name-complex="Times New Roman" style:language-complex="ar" style:country-complex="S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Arial Unicode MS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Default_20_Paragraph_20_Font" style:display-name="Default Paragraph Font" style:family="text"/>
    <style:style style:name="WW8Num1z0" style:family="text">
      <style:text-properties style:font-name="Calibri" style:font-name-complex="Times New Roman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Calibri" style:font-name-asian="Lucida Sans Unicode" style:font-name-complex="Calibri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Calibri" style:font-name-asian="Lucida Sans Unicode" style:font-name-complex="Calibri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font-weight="normal" style:font-weight-asian="norma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Calibri" style:font-name-complex="Times New Roman"/>
    </style:style>
    <style:style style:name="WW_5f_CharLFO2LVL1" style:display-name="WW_CharLFO2LVL1" style:family="text">
      <style:text-properties style:font-name="Symbol" style:font-name-complex="OpenSymbol"/>
    </style:style>
    <style:style style:name="WW_5f_CharLFO2LVL2" style:display-name="WW_CharLFO2LVL2" style:family="text">
      <style:text-properties style:font-name="Symbol" style:font-name-complex="OpenSymbol"/>
    </style:style>
    <style:style style:name="WW_5f_CharLFO2LVL3" style:display-name="WW_CharLFO2LVL3" style:family="text">
      <style:text-properties style:font-name="Symbol" style:font-name-complex="OpenSymbol"/>
    </style:style>
    <style:style style:name="WW_5f_CharLFO2LVL4" style:display-name="WW_CharLFO2LVL4" style:family="text">
      <style:text-properties style:font-name="Symbol" style:font-name-complex="OpenSymbol"/>
    </style:style>
    <style:style style:name="WW_5f_CharLFO2LVL5" style:display-name="WW_CharLFO2LVL5" style:family="text">
      <style:text-properties style:font-name="Symbol" style:font-name-complex="OpenSymbol"/>
    </style:style>
    <style:style style:name="WW_5f_CharLFO2LVL6" style:display-name="WW_CharLFO2LVL6" style:family="text">
      <style:text-properties style:font-name="Symbol" style:font-name-complex="OpenSymbol"/>
    </style:style>
    <style:style style:name="WW_5f_CharLFO2LVL7" style:display-name="WW_CharLFO2LVL7" style:family="text">
      <style:text-properties style:font-name="Symbol" style:font-name-complex="OpenSymbol"/>
    </style:style>
    <style:style style:name="WW_5f_CharLFO2LVL8" style:display-name="WW_CharLFO2LVL8" style:family="text">
      <style:text-properties style:font-name="Symbol" style:font-name-complex="OpenSymbol"/>
    </style:style>
    <style:style style:name="WW_5f_CharLFO2LVL9" style:display-name="WW_CharLFO2LVL9" style:family="text">
      <style:text-properties style:font-name="Symbol" style:font-name-complex="OpenSymbol"/>
    </style:style>
    <style:style style:name="WW_5f_CharLFO3LVL1" style:display-name="WW_CharLFO3LVL1" style:family="text">
      <style:text-properties style:font-name="Calibri" style:font-name-asian="Lucida Sans Unicode" style:font-name-complex="Calibri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 style:font-name-complex="Wingdings"/>
    </style:style>
    <style:style style:name="WW_5f_CharLFO3LVL4" style:display-name="WW_CharLFO3LVL4" style:family="text">
      <style:text-properties style:font-name="Symbol" style:font-name-complex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 style:font-name-complex="Wingdings"/>
    </style:style>
    <style:style style:name="WW_5f_CharLFO3LVL7" style:display-name="WW_CharLFO3LVL7" style:family="text">
      <style:text-properties style:font-name="Symbol" style:font-name-complex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 style:font-name-complex="Wingdings"/>
    </style:style>
    <style:style style:name="WW_5f_CharLFO4LVL1" style:display-name="WW_CharLFO4LVL1" style:family="text">
      <style:text-properties style:font-name="Calibri" style:font-name-asian="Lucida Sans Unicode" style:font-name-complex="Calibri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5LVL1" style:display-name="WW_CharLFO5LVL1" style:family="text">
      <style:text-properties fo:font-weight="normal" style:font-weight-asian="norma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_5f_CharLFO2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3" text:style-name="WW_5f_CharLFO2LVL3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4" text:style-name="WW_5f_CharLFO2LVL4" text:bullet-char="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2LVL5" text:bullet-char="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6" text:style-name="WW_5f_CharLFO2LVL6" text:bullet-char="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7" text:style-name="WW_5f_CharLFO2LVL7" text:bullet-char="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2LVL8" text:bullet-char="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9" text:style-name="WW_5f_CharLFO2LVL9" text:bullet-char="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Sandeep W.</meta:initial-creator>
    <dc:creator>Abhijit shejwalkar</dc:creator>
    <meta:creation-date>2013-09-24T17:39:00Z</meta:creation-date>
    <dc:date>2015-07-04T16:47:37.60</dc:date>
    <meta:editing-cycles>174</meta:editing-cycles>
    <meta:editing-duration>PT7H12M30S</meta:editing-duration>
    <meta:document-statistic meta:table-count="0" meta:image-count="0" meta:object-count="0" meta:page-count="4" meta:paragraph-count="99" meta:word-count="684" meta:character-count="4859"/>
    <meta:template xlink:type="simple" xlink:actuate="onRequest" xlink:title="" xlink:href="Normal.dotm"/>
  </office:meta>
</office:document-meta>
</file>